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588cm" svg:x="3.54cm" svg:y="2.587cm">
          <text:p text:style-name="P1">dっｄ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21:12:05.757498636</meta:creation-date>
    <dc:date>2024-08-03T21:15:20.861175603</dc:date>
    <meta:editing-duration>PT3M15S</meta:editing-duration>
    <meta:editing-cycles>1</meta:editing-cycles>
    <meta:generator>LibreOffice/7.3.7.2$Linux_X86_64 LibreOffice_project/30$Build-2</meta:generator>
    <meta:document-statistic meta:object-count="1"/>
  </office:meta>
</office:document-meta>
</file>